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54fb7" fo:background-color="transparent" style:font-size-asian="14pt" style:font-size-complex="14pt"/>
    </style:style>
    <style:style style:name="P3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fo:background-color="transparent" style:font-size-asian="14pt" style:font-size-complex="14pt"/>
    </style:style>
    <style:style style:name="P4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d4c44" fo:background-color="transparent" style:font-size-asian="14pt" style:font-size-complex="14pt"/>
    </style:style>
    <style:style style:name="P5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54fb7" fo:background-color="transparent" style:font-size-asian="14pt" style:font-size-complex="14pt"/>
    </style:style>
    <style:style style:name="P6" style:family="paragraph" style:parent-style-name="Standard">
      <style:paragraph-properties style:line-height-at-least="0.198in"/>
      <style:text-properties style:use-window-font-color="true" loext:opacity="0%" style:font-name="Droid Sans Mono" fo:font-size="14pt" fo:font-weight="normal" officeooo:paragraph-rsid="001e5712" fo:background-color="transparent" style:font-size-asian="14pt" style:font-size-complex="14pt"/>
    </style:style>
    <style:style style:name="P7" style:family="paragraph" style:parent-style-name="Standard">
      <style:text-properties style:use-window-font-color="true" loext:opacity="0%"/>
    </style:style>
    <style:style style:name="T1" style:family="text">
      <style:text-properties officeooo:rsid="00154fb7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title": "19" Staggered AC Forged Wheels",</text:p>
      <text:p text:style-name="P1"/>
      <text:p text:style-name="P4">"price": "<text:span text:style-name="T1">1499</text:span>",</text:p>
      <text:p text:style-name="P4"/>
      <text:p text:style-name="P4">"description": "19" Staggered AC Forged Wheels ACF709 Brushed Gold Face with Chrome Lip Three Piece Rims",</text:p>
      <text:p text:style-name="P4"/>
      <text:p text:style-name="P4">"imageUrl": "<text:a xlink:type="simple" xlink:href="https://360wheels.com.hk/cdn/shop/products/original_e89baf39-136c-4acc-89c1-561167399a58_700x.png?v=1602593028" text:style-name="Internet_20_link" text:visited-style-name="Visited_20_Internet_20_Link">https://360wheels.com.hk/cdn/shop/products/original_e89baf39-136c-4acc-89c1-561167399a58_700x.png?v=1602593028</text:a>",</text:p>
      <text:p text:style-name="P4"/>
      <text:p text:style-name="P4">"quantity": "<text:span text:style-name="T1">8</text:span>",</text:p>
      <text:p text:style-name="P4"/>
      <text:p text:style-name="P1">"category": "Wheels and Tires",</text:p>
      <text:p text:style-name="P1"/>
      <text:p text:style-name="P1">"brand": "AC Forged",</text:p>
      <text:p text:style-name="P1"/>
      <text:p text:style-name="P1">"year": "202<text:span text:style-name="T1">0</text:span>",</text:p>
      <text:p text:style-name="P1"/>
      <text:p text:style-name="P1">"rating": "<text:span text:style-name="T1">4</text:span>"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a xlink:type="simple" xlink:href="https://360wheels.com.hk/cdn/shop/products/original_e89baf39-136c-4acc-89c1-561167399a58_700x.png?v=1602593028" text:style-name="Internet_20_link" text:visited-style-name="Visited_20_Internet_20_Link"><text:span text:style-name="T2">https://360wheels.com.hk/cdn/shop/products/original_e89baf39-136c-4acc-89c1-561167399a58_700x.png?v=1602593028</text:span></text:a></text:p>
      <text:p text:style-name="P7"/>
      <text:p text:style-name="P6"><text:a xlink:type="simple" xlink:href="https://audiocityusa.com/shop/images/P/0-ac-forged-wheels-acf709-brushed-gold-face-with-chrome-lip-rims-audiocityusa-0.jpg" text:style-name="Internet_20_link" text:visited-style-name="Visited_20_Internet_20_Link">https://audiocityusa.com/shop/images/P/0-ac-forged-wheels-acf709-brushed-gold-face-with-chrome-lip-rims-audiocityusa-0.jp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3:45:48.476988043</meta:creation-date>
    <dc:date>2025-04-13T07:50:23.415331387</dc:date>
    <meta:editing-duration>P1DT15H21M1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1" meta:character-count="618" meta:non-whitespace-character-count="588"/>
  </office:meta>
</office:document-meta>
</file>